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Windows</text:p>
          </text:list-item>
          <text:list-item>
            <text:p text:style-name="tech-skill">GNU/Linux</text:p>
          </text:list-item>
          <text:list-item>
            <text:p text:style-name="tech-skill">Android/Linux</text:p>
          </text:list-item>
          <text:list-item>
            <text:p text:style-name="tech-skill">Bash</text:p>
          </text:list-item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NoSQL</text:p>
          </text:list-item>
          <text:list-item>
            <text:p text:style-name="tech-skill">MongoDB</text:p>
          </text:list-item>
          <text:list-item>
            <text:p text:style-name="tech-skill">TOTP auth.</text:p>
          </text:list-item>
          <text:list-item>
            <text:p text:style-name="tech-skill">Docker Compose</text:p>
          </text:list-item>
          <text:list-item>
            <text:p text:style-name="tech-skill">Roblox Lua(u)</text:p>
          </text:list-item>
          <text:list-item>
            <text:p text:style-name="tech-skill">C++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my YouTube videos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4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